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5-03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4-12-1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4-03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2-03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1-03-17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61" calcext:value-type="float">
            <text:p>22.1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121180751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